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itle">
      <style:text-properties officeooo:rsid="001f4e9b" officeooo:paragraph-rsid="001f4e9b"/>
    </style:style>
    <style:style style:name="P4" style:family="paragraph" style:parent-style-name="Text_20_body">
      <style:text-properties officeooo:rsid="0024ab1b" officeooo:paragraph-rsid="00275301"/>
    </style:style>
    <style:style style:name="P5" style:family="paragraph" style:parent-style-name="Text_20_body" style:list-style-name="L1">
      <style:text-properties officeooo:rsid="00269c55" officeooo:paragraph-rsid="00275301"/>
    </style:style>
    <style:style style:name="P6" style:family="paragraph" style:parent-style-name="Text_20_body" style:list-style-name="L1">
      <style:text-properties officeooo:rsid="00269c55" officeooo:paragraph-rsid="002cf84c"/>
    </style:style>
    <style:style style:name="P7" style:family="paragraph" style:parent-style-name="Text_20_body">
      <style:text-properties officeooo:rsid="0028311c" officeooo:paragraph-rsid="0028311c"/>
    </style:style>
    <style:style style:name="P8" style:family="paragraph" style:parent-style-name="Text_20_body" style:list-style-name="L1">
      <style:text-properties officeooo:rsid="0028311c" officeooo:paragraph-rsid="0028311c"/>
    </style:style>
    <style:style style:name="P9" style:family="paragraph" style:parent-style-name="Text_20_body" style:list-style-name="L1">
      <style:text-properties officeooo:rsid="002a0bc1" officeooo:paragraph-rsid="002a0bc1"/>
    </style:style>
    <style:style style:name="P10" style:family="paragraph" style:parent-style-name="Text_20_body">
      <style:text-properties officeooo:rsid="002a0bc1" officeooo:paragraph-rsid="002a0bc1"/>
    </style:style>
    <style:style style:name="P11" style:family="paragraph" style:parent-style-name="Text_20_body" style:list-style-name="L1">
      <style:text-properties officeooo:rsid="002b11dd" officeooo:paragraph-rsid="002b11dd"/>
    </style:style>
    <style:style style:name="P12" style:family="paragraph" style:parent-style-name="Text_20_body" style:list-style-name="L1">
      <style:text-properties officeooo:rsid="002cf84c" officeooo:paragraph-rsid="002cf84c"/>
    </style:style>
    <style:style style:name="P13" style:family="paragraph" style:parent-style-name="Text_20_body">
      <style:text-properties officeooo:rsid="00269c55" officeooo:paragraph-rsid="002cf84c" fo:background-color="transparent"/>
    </style:style>
    <style:style style:name="T1" style:family="text">
      <style:text-properties officeooo:rsid="001fbed0"/>
    </style:style>
    <style:style style:name="T2" style:family="text">
      <style:text-properties officeooo:rsid="002378dd"/>
    </style:style>
    <style:style style:name="T3" style:family="text">
      <style:text-properties style:font-name="Liberation Sans" fo:font-size="18pt" officeooo:rsid="002378dd" style:font-name-asian="AR PL SungtiL GB" style:font-size-asian="18pt" style:font-name-complex="Lohit Devanagari" style:font-size-complex="18pt"/>
    </style:style>
    <style:style style:name="T4" style:family="text">
      <style:text-properties officeooo:rsid="0028311c"/>
    </style:style>
    <style:style style:name="T5" style:family="text">
      <style:text-properties officeooo:rsid="0029cf40"/>
    </style:style>
    <style:style style:name="T6" style:family="text">
      <style:text-properties officeooo:rsid="002a0bc1"/>
    </style:style>
    <style:style style:name="T7" style:family="text">
      <style:text-properties officeooo:rsid="002b11dd"/>
    </style:style>
    <style:style style:name="T8" style:family="text">
      <style:text-properties officeooo:rsid="002cf84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1: LibreOffice-Dokument<text:reference-mark-end text:name="Aufgabe"/></text:p>
      <text:p text:style-name="P1">Team-ID: <text:reference-mark-start text:name="TeamId"/><text:span text:style-name="T2">00719</text:span><text:reference-mark-end text:name="TeamId"/></text:p>
      <text:p text:style-name="P1">Team: <text:span text:style-name="T3">YOLO</text:span></text:p>
      <text:p text:style-name="P1">Bearbeiter/-innen dieser Aufgabe:<text:line-break/><text:span text:style-name="T3">Witold Mowinski</text:span></text:p>
      <text:p text:style-name="P1"><text:date style:data-style-name="N81" text:date-value="2022-11-19T20:31:46.636151927" text:fixed="true">19.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7"><text:span text:style-name="T6">Das Programm soll die Zeiten auslesen und verarbeiten. A</text:span>nschließend sollen die beiden in der Aufgabenstellung genannten Verfahren mithilfe von OOP simuliert werden. Zudem wird ein dritter Algorithmus, der eine Kombination aus Wartezeit des Kunden und Arbeitszeit (benötigte Zeit) verwendet, hinzugefügt.</text:p>
      <text:h text:style-name="Heading_20_1" text:outline-level="1"><text:bookmark-start text:name="__RefHeading___Toc2234_4178761632"/>Umsetzung<text:bookmark-end text:name="__RefHeading___Toc2234_4178761632"/></text:h>
      <text:p text:style-name="P10">Zunächst werden die Daten aus den Datensätzen ausgelesen und in einer Liste gespeichert. </text:p>
      <text:p text:style-name="P4">Um die Verfahren einfacher simulieren zu können, benötigt man ein paar Klassen:</text:p>
      <text:list xml:id="list646508352" text:style-name="L1">
        <text:list-item>
          <text:p text:style-name="P5">Klasse Job, <text:span text:style-name="T4">Attribute starttime, neededtime</text:span></text:p>
        </text:list-item>
        <text:list-item>
          <text:p text:style-name="P5">Klasse DoneJob, <text:span text:style-name="T4">Attribute job, finish</text:span> </text:p>
        </text:list-item>
        <text:list-item>
          <text:p text:style-name="P8">Klasse EmptyJob, keine Attribute, dient als Platzhalter</text:p>
        </text:list-item>
        <text:list-item>
          <text:p text:style-name="P8">Klasse Time, keine Attribute, enthä<text:span text:style-name="T5">lt Methode, die zurückgibt, </text:span><text:span text:style-name="T6">ob die angegebene Zeit zwischen 9 und 17 Uhr liegt</text:span></text:p>
        </text:list-item>
        <text:list-item>
          <text:p text:style-name="P9">Klasse JobThing: <text:span text:style-name="T7">Enthält die wichtigsten Methoden für die Simulation:</text:span></text:p>
          <text:list>
            <text:list-item>
              <text:list>
                <text:list-item>
                  <text:p text:style-name="P11">do_work_on_job() wartet zunächst auf den Auftrag und stellt ihn entweder bis 17 Uhr fertig oder arbeitet so viel wie möglich und lässt den Rest für den Tag darauf. Bei Fertigstellung des Auftrags wird True zurückgegeben.</text:p>
                </text:list-item>
                <text:list-item>
                  <text:p text:style-name="P11"><text:soft-page-break/>pick_new_job(): Verfahren erhalten jeweils eine eigene Klasse <text:span text:style-name="T8">und erben von JobThing. Die Methode pick_new_job() wird dann je nach Verfahren neudefiniert.</text:span></text:p>
                </text:list-item>
                <text:list-item>
                  <text:p text:style-name="P12">main(): Solange es Aufträge gibt, wird an ihnen mit do_work_on_job() weitergearbeitet. Nach Beendigung des Auftrags wird dieser zum DoneJob konvertiert und in aus der Auftragsliste entfernt. Mit pick_new_job() wird dann ein neuer Auftrag ausgewählt.</text:p>
                </text:list-item>
              </text:list>
            </text:list-item>
          </text:list>
        </text:list-item>
      </text:list>
      <text:h text:style-name="Heading_20_1" text:outline-level="1"><text:bookmark-start text:name="__RefHeading___Toc2236_4178761632"/>Beispiele<text:bookmark-end text:name="__RefHeading___Toc2236_4178761632"/></text:h>
      <text:p text:style-name="Text_20_body"/>
      <text:h text:style-name="Heading_20_1" text:outline-level="1"><text:bookmark-start text:name="__RefHeading___Toc2238_4178761632"/>Quellcode<text:bookmark-end text:name="__RefHeading___Toc2238_4178761632"/></text:h>
      <text:p text:style-name="P13">from __future__ import annotations</text:p>
      <text:p text:style-name="P13">from datasets import NormalAufgabe4</text:p>
      <text:p text:style-name="P13">from typing import List, Tuple, Dict, Any</text:p>
      <text:p text:style-name="P13"/>
      <text:p text:style-name="P13">class Job:</text:p>
      <text:p text:style-name="P13"><text:s text:c="4"/>def __init__(self, starttime, neededtime):</text:p>
      <text:p text:style-name="P13"><text:s text:c="8"/>self.starttime = starttime</text:p>
      <text:p text:style-name="P13"><text:s text:c="8"/>self.neededtime = neededtime</text:p>
      <text:p text:style-name="P13"/>
      <text:p text:style-name="P13"><text:s text:c="8"/>self.work_done = 0</text:p>
      <text:p text:style-name="P13"/>
      <text:p text:style-name="P13"><text:s text:c="4"/>def __str__(self):</text:p>
      <text:p text:style-name="P13"><text:s text:c="8"/>return f"JOB[st{self.starttime}][ne{self.neededtime}][wd{self.work_done}]"</text:p>
      <text:p text:style-name="P13"/>
      <text:p text:style-name="P13"><text:s text:c="4"/>def __repr__(self):</text:p>
      <text:p text:style-name="P13"><text:s text:c="8"/>return self.__str__()</text:p>
      <text:p text:style-name="P13"/>
      <text:p text:style-name="P13">class EmptyJob(Job):</text:p>
      <text:p text:style-name="P13"><text:s text:c="4"/>def __init__(self):</text:p>
      <text:p text:style-name="P13"><text:s text:c="8"/>super().__init__(0, 0)</text:p>
      <text:p text:style-name="P13"><text:soft-page-break/></text:p>
      <text:p text:style-name="P13">class DoneJob:</text:p>
      <text:p text:style-name="P13"><text:s text:c="4"/>def __init__(self, job: Job, finish):</text:p>
      <text:p text:style-name="P13"><text:s text:c="8"/>self.job = job</text:p>
      <text:p text:style-name="P13"><text:s text:c="8"/>self.finish = finish</text:p>
      <text:p text:style-name="P13"/>
      <text:p text:style-name="P13"><text:s text:c="8"/>self.wait = finish - job.starttime</text:p>
      <text:p text:style-name="P13"/>
      <text:p text:style-name="P13"><text:s text:c="4"/>def __str__(self):</text:p>
      <text:p text:style-name="P13"><text:s text:c="8"/>return f"&lt;[{self.job}] -&gt; fn {self.finish} | qt {self.wait}&gt;\n"</text:p>
      <text:p text:style-name="P13"/>
      <text:p text:style-name="P13"><text:s text:c="4"/>def __repr__(self):</text:p>
      <text:p text:style-name="P13"><text:s text:c="8"/>return self.__str__()</text:p>
      <text:p text:style-name="P13"/>
      <text:p text:style-name="P13">class EmptyDoneJob(DoneJob):</text:p>
      <text:p text:style-name="P13"><text:s text:c="4"/>def __init__(self):</text:p>
      <text:p text:style-name="P13"><text:s text:c="8"/>super().__init__(EmptyJob(), 0)</text:p>
      <text:p text:style-name="P13"/>
      <text:p text:style-name="P13">class Time:</text:p>
      <text:p text:style-name="P13"><text:s text:c="4"/>@classmethod</text:p>
      <text:p text:style-name="P13"><text:s text:c="4"/>def in_work_time(cls, time):</text:p>
      <text:p text:style-name="P13"><text:s text:c="8"/>h, m = divmod(time, 60)</text:p>
      <text:p text:style-name="P13"><text:s text:c="8"/>d, h2 = divmod(h, 24)</text:p>
      <text:p text:style-name="P13"><text:s text:c="8"/>return h2 * 60 in range(*JobThing.working_times)</text:p>
      <text:p text:style-name="P13"/>
      <text:p text:style-name="P13"/>
      <text:p text:style-name="P13">class IncompleteInterfaceError(NotImplementedError):</text:p>
      <text:p text:style-name="P13"><text:s text:c="4"/>pass</text:p>
      <text:p text:style-name="P13"/>
      <text:p text:style-name="P13"><text:soft-page-break/></text:p>
      <text:p text:style-name="P13">class JobThing: <text:s/># treat this as a abstract</text:p>
      <text:p text:style-name="P13"><text:s text:c="4"/>working_times = 9 * 60, 17 * 60 <text:s/># everything in minutes</text:p>
      <text:p text:style-name="P13"><text:s text:c="4"/>daily_work_duration = working_times[1] - working_times[0]</text:p>
      <text:p text:style-name="P13"/>
      <text:p text:style-name="P13"><text:s text:c="4"/>def __init__(self, jobs: List[Job]):</text:p>
      <text:p text:style-name="P13"><text:s text:c="8"/>self._time: int = 0</text:p>
      <text:p text:style-name="P13"><text:s text:c="8"/>self.jobs: List[Job] = jobs</text:p>
      <text:p text:style-name="P13"><text:s text:c="8"/>self.done_jobs: List[DoneJob] = []</text:p>
      <text:p text:style-name="P13"/>
      <text:p text:style-name="P13"><text:s text:c="4"/>def main(self) -&gt; List[DoneJob]:</text:p>
      <text:p text:style-name="P13"><text:s text:c="8"/>done: bool = True</text:p>
      <text:p text:style-name="P13"><text:s text:c="8"/>job: Job = EmptyJob()</text:p>
      <text:p text:style-name="P13"><text:s text:c="8"/>while self.jobs:</text:p>
      <text:p text:style-name="P13"><text:s text:c="12"/>if done:</text:p>
      <text:p text:style-name="P13"><text:s text:c="16"/>self.done_jobs.append(DoneJob(job, self._time))</text:p>
      <text:p text:style-name="P13"/>
      <text:p text:style-name="P13"><text:s text:c="16"/>job = self.pick_new_job()</text:p>
      <text:p text:style-name="P13"><text:s text:c="16"/>while isinstance(job, EmptyJob):</text:p>
      <text:p text:style-name="P13"><text:s text:c="20"/>job = self.pick_new_job()</text:p>
      <text:p text:style-name="P13"><text:s text:c="20"/>self._time += 8 * 60</text:p>
      <text:p text:style-name="P13"/>
      <text:p text:style-name="P13"><text:s text:c="12"/>done = self.do_work_on_job(job)</text:p>
      <text:p text:style-name="P13"/>
      <text:p text:style-name="P13"><text:s text:c="8"/>while not done:</text:p>
      <text:p text:style-name="P13"><text:s text:c="12"/>done = self.do_work_on_job(job)</text:p>
      <text:p text:style-name="P13"/>
      <text:p text:style-name="P13"><text:s text:c="8"/>self.done_jobs.append(DoneJob(job, self._time))</text:p>
      <text:p text:style-name="P13"/>
      <text:p text:style-name="P13"><text:soft-page-break/><text:s text:c="8"/>return self.done_jobs[1:]</text:p>
      <text:p text:style-name="P13"/>
      <text:p text:style-name="P13"><text:s text:c="4"/>def pick_new_job(self) -&gt; Job:</text:p>
      <text:p text:style-name="P13"><text:s text:c="8"/>raise IncompleteInterfaceError</text:p>
      <text:p text:style-name="P13"/>
      <text:p text:style-name="P13"><text:s text:c="4"/>def do_work_on_job(self, job: Job) -&gt; bool:</text:p>
      <text:p text:style-name="P13"><text:s text:c="8"/>today_remaining_working_time = self.daily_work_duration</text:p>
      <text:p text:style-name="P13"/>
      <text:p text:style-name="P13"><text:s text:c="8"/># wait until you can do the job</text:p>
      <text:p text:style-name="P13"><text:s text:c="8"/>if self._time &lt;= job.starttime:</text:p>
      <text:p text:style-name="P13"><text:s text:c="12"/>time_left_4_job = job.starttime - self._time</text:p>
      <text:p text:style-name="P13"/>
      <text:p text:style-name="P13"><text:s text:c="12"/># wait for next day</text:p>
      <text:p text:style-name="P13"><text:s text:c="12"/>if time_left_4_job &gt;= self.daily_work_duration:</text:p>
      <text:p text:style-name="P13"><text:s text:c="16"/>self._time += self.daily_work_duration</text:p>
      <text:p text:style-name="P13"><text:s text:c="16"/>return False</text:p>
      <text:p text:style-name="P13"><text:s text:c="12"/># if will be able to start working today</text:p>
      <text:p text:style-name="P13"><text:s text:c="12"/>else:</text:p>
      <text:p text:style-name="P13"><text:s text:c="16"/>self._time += time_left_4_job</text:p>
      <text:p text:style-name="P13"><text:s text:c="16"/>today_remaining_working_time = self.daily_work_duration - time_left_4_job</text:p>
      <text:p text:style-name="P13"/>
      <text:p text:style-name="P13"><text:s text:c="8"/># cant finish job in working hours</text:p>
      <text:p text:style-name="P13"><text:s text:c="8"/>work_on_job_left = job.neededtime - job.work_done</text:p>
      <text:p text:style-name="P13"><text:s text:c="8"/># if work_on_job_left &gt;= self.daily_work_duration:</text:p>
      <text:p text:style-name="P13"><text:s text:c="8"/>if work_on_job_left &gt;= today_remaining_working_time:</text:p>
      <text:p text:style-name="P13"><text:s text:c="12"/>job.work_done += self.daily_work_duration</text:p>
      <text:p text:style-name="P13"><text:s text:c="12"/>self._time += self.daily_work_duration</text:p>
      <text:p text:style-name="P13"/>
      <text:p text:style-name="P13"><text:s text:c="12"/># INSERT wait 24h delay sthst</text:p>
      <text:p text:style-name="P13"><text:soft-page-break/><text:s text:c="12"/>self._time += 8 * 60 - self.daily_work_duration</text:p>
      <text:p text:style-name="P13"><text:s text:c="12"/>return False</text:p>
      <text:p text:style-name="P13"/>
      <text:p text:style-name="P13"><text:s text:c="8"/># can finish job in working hours</text:p>
      <text:p text:style-name="P13"><text:s text:c="8"/>else:</text:p>
      <text:p text:style-name="P13"/>
      <text:p text:style-name="P13"><text:s text:c="12"/>job.work_done += work_on_job_left</text:p>
      <text:p text:style-name="P13"><text:s text:c="12"/>self._time += work_on_job_left</text:p>
      <text:p text:style-name="P13"><text:s text:c="12"/>return True <text:s/># job done</text:p>
      <text:p text:style-name="P13"/>
      <text:p text:style-name="P13"/>
      <text:p text:style-name="P13">class Verfahren1(JobThing):</text:p>
      <text:p text:style-name="P13"><text:s text:c="4"/>def pick_new_job(self):</text:p>
      <text:p text:style-name="P13"><text:s text:c="8"/># always take first job</text:p>
      <text:p text:style-name="P13"><text:s text:c="8"/>return self.jobs.pop(0)</text:p>
      <text:p text:style-name="P13"/>
      <text:p text:style-name="P13">class Verfahren2(JobThing):</text:p>
      <text:p text:style-name="P13"><text:s text:c="4"/>def pick_new_job(self) -&gt; Job:</text:p>
      <text:p text:style-name="P13"><text:s text:c="8"/>avaliable_jobs = [EmptyJob()]</text:p>
      <text:p text:style-name="P13"/>
      <text:p text:style-name="P13"><text:s text:c="8"/>for i, j in enumerate(self.jobs):</text:p>
      <text:p text:style-name="P13"><text:s text:c="12"/>if j.starttime &lt;= self._time:</text:p>
      <text:p text:style-name="P13"><text:s text:c="16"/>avaliable_jobs.append(self.jobs.pop(i))</text:p>
      <text:p text:style-name="P13"/>
      <text:p text:style-name="P13"><text:s text:c="8"/>return avaliable_jobs[::-1][0]</text:p>
      <text:p text:style-name="P13"/>
      <text:p text:style-name="P13"/>
      <text:p text:style-name="P13">def get_done_job_results(jobs: List[DoneJob]):</text:p>
      <text:p text:style-name="P13"><text:s text:c="4"/>waits = []</text:p>
      <text:p text:style-name="P13"><text:soft-page-break/><text:s text:c="4"/>for j in jobs:</text:p>
      <text:p text:style-name="P13"><text:s text:c="8"/>waits.append(j.finish - j.job.starttime)</text:p>
      <text:p text:style-name="P13"/>
      <text:p text:style-name="P13"><text:s text:c="4"/>return sum(waits) / len(waits), max(waits)</text:p>
      <text:p text:style-name="P13"/>
      <text:p text:style-name="P13"/>
      <text:p text:style-name="P13">def main():</text:p>
      <text:p text:style-name="P13"><text:s text:c="4"/>data: List[Tuple[int, ...]] = [tuple([int(y) for y in x.split(" ", 1)]) for x in NormalAufgabe4.txt0.split("\n")]</text:p>
      <text:p text:style-name="P13"/>
      <text:p text:style-name="P13"><text:s text:c="4"/>data = data[:5]</text:p>
      <text:p text:style-name="P13"/>
      <text:p text:style-name="P13"><text:s text:c="4"/>jobs: List[Job] = [Job(x, y) for x, y in data]</text:p>
      <text:p text:style-name="P13"/>
      <text:p text:style-name="P13"><text:s text:c="4"/>"""v1 = Verfahren1(jobs.copy()).main()</text:p>
      <text:p text:style-name="P13"><text:s text:c="4"/>print(v1)</text:p>
      <text:p text:style-name="P13"><text:s text:c="4"/>print(get_done_job_results(v1))</text:p>
      <text:p text:style-name="P13"><text:s text:c="4"/>print()"""</text:p>
      <text:p text:style-name="P13"/>
      <text:p text:style-name="P13"><text:s text:c="4"/>v2 = Verfahren2(jobs.copy()).main()</text:p>
      <text:p text:style-name="P13"><text:s text:c="4"/>print(v2)</text:p>
      <text:p text:style-name="P13"><text:s text:c="4"/>print(get_done_job_results(v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1: LibreOffice-Dokument</text:reference-ref><text:tab/><text:tab/><text:span text:style-name="MT1">Team-ID: </text:span><text:span text:style-name="MT1"><text:reference-ref text:reference-format="text" text:ref-name="TeamId">00719</text:reference-ref></text:span></text:p>
      </style:header>
      <style:header-first>
        <text:p text:style-name="Header"/>
      </style:header-first>
      <style:footer>
        <text:p text:style-name="Footer"><text:tab/><text:page-number text:select-page="current">6</text:page-number>/<text:page-count>7</text:page-count></text:p>
      </style:footer>
      <style:footer-first>
        <text:p text:style-name="Footer"><text:tab/><text:page-number text:select-page="current">1</text:page-number>/<text:page-count>7</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9T20:31:47.062244554</meta:creation-date>
    <meta:editing-duration>PT20M56S</meta:editing-duration>
    <meta:editing-cycles>8</meta:editing-cycles>
    <meta:generator>LibreOffice/7.0.4.2$Linux_X86_64 LibreOffice_project/00$Build-2</meta:generator>
    <dc:date>2022-11-19T21:49:31.266537596</dc:date>
    <meta:document-statistic meta:table-count="0" meta:image-count="0" meta:object-count="0" meta:page-count="7" meta:paragraph-count="141" meta:word-count="650" meta:character-count="5942" meta:non-whitespace-character-count="4613"/>
  </office:meta>
</office:document-meta>
</file>